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f2de54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3d2e6d" officeooo:paragraph-rsid="0101d31b" style:font-size-asian="9pt" style:font-weight-asian="bold" style:font-size-complex="9pt" style:font-weight-complex="bold"/>
    </style:style>
    <style:style style:name="P5" style:family="paragraph" style:parent-style-name="Standard">
      <style:text-properties officeooo:paragraph-rsid="00e4449e"/>
    </style:style>
    <style:style style:name="P6" style:family="paragraph" style:parent-style-name="Standard">
      <style:text-properties style:font-name="Consolas" fo:font-size="9pt" fo:font-weight="bold" officeooo:rsid="001708df" officeooo:paragraph-rsid="011a85f4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948281" officeooo:paragraph-rsid="011a85f4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style="italic" style:text-underline-style="none" fo:font-weight="bold" officeooo:rsid="0099d809" officeooo:paragraph-rsid="011a85f4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text-properties style:font-name="Consolas" fo:font-size="9pt" style:text-underline-style="none" fo:font-weight="bold" officeooo:rsid="0093e28b" officeooo:paragraph-rsid="011a85f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style:text-underline-style="none" fo:font-weight="bold" officeooo:rsid="00948281" officeooo:paragraph-rsid="011a85f4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style:text-underline-style="none" fo:font-weight="bold" officeooo:rsid="00948281" officeooo:paragraph-rsid="012db2ab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style:text-underline-style="none" fo:font-weight="bold" officeooo:rsid="00948281" officeooo:paragraph-rsid="0142c096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style:text-underline-style="none" fo:font-weight="bold" officeooo:rsid="00200af4" officeooo:paragraph-rsid="011a85f4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5pt" style:text-underline-style="none" fo:font-weight="bold" officeooo:rsid="00200af4" officeooo:paragraph-rsid="011a85f4" style:font-size-asian="5pt" style:font-weight-asian="bold" style:font-size-complex="5pt" style:font-weight-complex="bold"/>
    </style:style>
    <style:style style:name="P15" style:family="paragraph" style:parent-style-name="Standard">
      <style:paragraph-properties fo:break-before="column"/>
      <style:text-properties style:font-name="Consolas" fo:font-size="9pt" fo:font-weight="bold" officeooo:rsid="001708df" officeooo:paragraph-rsid="011a85f4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93e28b"/>
    </style:style>
    <style:style style:name="T4" style:family="text">
      <style:text-properties officeooo:rsid="003ecac0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2a8c26" style:font-size-asian="11pt" style:font-size-complex="11pt"/>
    </style:style>
    <style:style style:name="T7" style:family="text">
      <style:text-properties fo:font-size="11pt" officeooo:rsid="003ecac0" style:font-size-asian="11pt" style:font-size-complex="11pt"/>
    </style:style>
    <style:style style:name="T8" style:family="text">
      <style:text-properties fo:font-size="11pt" officeooo:rsid="00377b4e" style:font-size-asian="11pt" style:font-size-complex="11pt"/>
    </style:style>
    <style:style style:name="T9" style:family="text">
      <style:text-properties fo:font-size="11pt" officeooo:rsid="005dfbbe" style:font-size-asian="11pt" style:font-size-complex="11pt"/>
    </style:style>
    <style:style style:name="T10" style:family="text">
      <style:text-properties fo:font-size="11pt" officeooo:rsid="001708df" style:font-size-asian="11pt" style:font-size-complex="11pt"/>
    </style:style>
    <style:style style:name="T11" style:family="text">
      <style:text-properties fo:font-size="11pt" officeooo:rsid="007cc683" style:font-size-asian="11pt" style:font-size-complex="11pt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1708df" style:font-size-asian="5pt" style:font-size-complex="5pt"/>
    </style:style>
    <style:style style:name="T14" style:family="text">
      <style:text-properties fo:font-size="5pt" officeooo:rsid="0093e28b" style:font-size-asian="5pt" style:font-size-complex="5pt"/>
    </style:style>
    <style:style style:name="T15" style:family="text">
      <style:text-properties officeooo:rsid="001708df"/>
    </style:style>
    <style:style style:name="T16" style:family="text">
      <style:text-properties officeooo:rsid="007cc683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93e28b"/>
    </style:style>
    <style:style style:name="T19" style:family="text">
      <style:text-properties style:text-underline-style="none" officeooo:rsid="00948281"/>
    </style:style>
    <style:style style:name="T20" style:family="text">
      <style:text-properties style:text-underline-style="none" officeooo:rsid="00964d4e"/>
    </style:style>
    <style:style style:name="T21" style:family="text">
      <style:text-properties style:text-underline-style="none" officeooo:rsid="00a504e1"/>
    </style:style>
    <style:style style:name="T22" style:family="text">
      <style:text-properties style:text-underline-style="none" officeooo:rsid="00e0df26"/>
    </style:style>
    <style:style style:name="T23" style:family="text">
      <style:text-properties style:text-underline-style="none" officeooo:rsid="0122752d"/>
    </style:style>
    <style:style style:name="T24" style:family="text">
      <style:text-properties style:text-underline-style="none" officeooo:rsid="01458f7b"/>
    </style:style>
    <style:style style:name="T25" style:family="text">
      <style:text-properties officeooo:rsid="00a02995"/>
    </style:style>
    <style:style style:name="T26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27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28" style:family="text">
      <style:text-properties style:font-name="Consolas" fo:font-size="9pt" fo:font-weight="bold" officeooo:rsid="007dab90" style:font-size-asian="9pt" style:font-weight-asian="bold" style:font-size-complex="9pt" style:font-weight-complex="bold"/>
    </style:style>
    <style:style style:name="T29" style:family="text">
      <style:text-properties style:font-name="Consolas" fo:font-size="9pt" fo:font-weight="bold" officeooo:rsid="00edc42a" style:font-size-asian="9pt" style:font-weight-asian="bold" style:font-size-complex="9pt" style:font-weight-complex="bold"/>
    </style:style>
    <style:style style:name="T30" style:family="text">
      <style:text-properties style:font-name="Consolas" fo:font-size="11pt" fo:font-weight="bold" officeooo:rsid="001708df" style:font-size-asian="11pt" style:font-weight-asian="bold" style:font-size-complex="11pt" style:font-weight-complex="bold"/>
    </style:style>
    <style:style style:name="T31" style:family="text">
      <style:text-properties style:font-name="Consolas" fo:font-size="5pt" fo:font-weight="bold" officeooo:rsid="003fd1c6" style:font-size-asian="5pt" style:font-weight-asian="bold" style:font-size-complex="5pt" style:font-weight-complex="bold"/>
    </style:style>
    <style:style style:name="T32" style:family="text">
      <style:text-properties fo:font-size="10pt" style:text-underline-style="none" officeooo:rsid="00200af4" style:font-size-asian="10pt" style:font-size-complex="10pt"/>
    </style:style>
    <style:style style:name="T33" style:family="text">
      <style:text-properties fo:font-size="10pt" fo:font-style="italic" officeooo:rsid="007cc683" style:font-size-asian="10pt" style:font-style-asian="italic" style:font-size-complex="10pt" style:font-style-complex="italic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fff953" style:font-size-asian="10pt" style:font-size-complex="10pt"/>
    </style:style>
    <style:style style:name="T36" style:family="text">
      <style:text-properties fo:font-size="10pt" officeooo:rsid="009e1c0e" style:font-size-asian="10pt" style:font-size-complex="10pt"/>
    </style:style>
    <style:style style:name="T37" style:family="text">
      <style:text-properties fo:font-size="10pt" officeooo:rsid="00e721ca" style:font-size-asian="10pt" style:font-size-complex="10pt"/>
    </style:style>
    <style:style style:name="T38" style:family="text">
      <style:text-properties fo:font-size="10pt" officeooo:rsid="001708df" style:font-size-asian="10pt" style:font-size-complex="10pt"/>
    </style:style>
    <style:style style:name="T39" style:family="text">
      <style:text-properties fo:font-size="10pt" officeooo:rsid="003ecac0" style:font-size-asian="10pt" style:font-size-complex="10pt"/>
    </style:style>
    <style:style style:name="T40" style:family="text">
      <style:text-properties fo:font-size="10pt" officeooo:rsid="00377b4e" style:font-size-asian="10pt" style:font-size-complex="10pt"/>
    </style:style>
    <style:style style:name="T41" style:family="text">
      <style:text-properties fo:font-size="10pt" officeooo:rsid="010987b7" style:font-size-asian="10pt" style:font-size-complex="10pt"/>
    </style:style>
    <style:style style:name="T42" style:family="text">
      <style:text-properties fo:font-size="10pt" officeooo:rsid="003fd1c6" style:font-size-asian="10pt" style:font-size-complex="10pt"/>
    </style:style>
    <style:style style:name="T43" style:family="text">
      <style:text-properties fo:font-size="10pt" officeooo:rsid="007cc683" style:font-size-asian="10pt" style:font-size-complex="10pt"/>
    </style:style>
    <style:style style:name="T44" style:family="text">
      <style:text-properties fo:font-size="12pt" style:text-underline-style="none" officeooo:rsid="00fa6bb3" style:font-size-asian="12pt" style:font-size-complex="12pt"/>
    </style:style>
    <style:style style:name="T45" style:family="text">
      <style:text-properties fo:font-size="12pt" style:text-underline-style="none" officeooo:rsid="00fe7d85" style:font-size-asian="12pt" style:font-size-complex="12pt"/>
    </style:style>
    <style:style style:name="T46" style:family="text">
      <style:text-properties fo:font-size="12pt" style:text-underline-style="none" officeooo:rsid="00fff953" style:font-size-asian="12pt" style:font-size-complex="12pt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font-size="8pt" officeooo:rsid="011a85f4" style:font-size-asian="8pt" style:font-size-complex="8pt"/>
    </style:style>
    <style:style style:name="T49" style:family="text">
      <style:text-properties fo:font-size="8pt" officeooo:rsid="0133de62" style:font-size-asian="8pt" style:font-size-complex="8pt"/>
    </style:style>
    <style:style style:name="T50" style:family="text">
      <style:text-properties officeooo:rsid="011a85f4"/>
    </style:style>
    <style:style style:name="T51" style:family="text">
      <style:text-properties officeooo:rsid="011c4d0a"/>
    </style:style>
    <style:style style:name="T52" style:family="text">
      <style:text-properties officeooo:rsid="01207a5d"/>
    </style:style>
    <style:style style:name="T53" style:family="text">
      <style:text-properties officeooo:rsid="0123d69e"/>
    </style:style>
    <style:style style:name="T54" style:family="text">
      <style:text-properties officeooo:rsid="0123fb03"/>
    </style:style>
    <style:style style:name="T55" style:family="text">
      <style:text-properties officeooo:rsid="0124fbf7"/>
    </style:style>
    <style:style style:name="T56" style:family="text">
      <style:text-properties officeooo:rsid="01253b64"/>
    </style:style>
    <style:style style:name="T57" style:family="text">
      <style:text-properties officeooo:rsid="01260388"/>
    </style:style>
    <style:style style:name="T58" style:family="text">
      <style:text-properties officeooo:rsid="0128d850"/>
    </style:style>
    <style:style style:name="T59" style:family="text">
      <style:text-properties officeooo:rsid="012a5030"/>
    </style:style>
    <style:style style:name="T60" style:family="text">
      <style:text-properties officeooo:rsid="012b6d20"/>
    </style:style>
    <style:style style:name="T61" style:family="text">
      <style:text-properties officeooo:rsid="012d16ff"/>
    </style:style>
    <style:style style:name="T62" style:family="text">
      <style:text-properties officeooo:rsid="012db2ab"/>
    </style:style>
    <style:style style:name="T63" style:family="text">
      <style:text-properties officeooo:rsid="012e6a79"/>
    </style:style>
    <style:style style:name="T64" style:family="text">
      <style:text-properties officeooo:rsid="0131b419"/>
    </style:style>
    <style:style style:name="T65" style:family="text">
      <style:text-properties officeooo:rsid="013391be"/>
    </style:style>
    <style:style style:name="T66" style:family="text">
      <style:text-properties officeooo:rsid="0133de62"/>
    </style:style>
    <style:style style:name="T67" style:family="text">
      <style:text-properties officeooo:rsid="0137ba45"/>
    </style:style>
    <style:style style:name="T68" style:family="text">
      <style:text-properties officeooo:rsid="013b1c7b"/>
    </style:style>
    <style:style style:name="T69" style:family="text">
      <style:text-properties officeooo:rsid="013c19f9"/>
    </style:style>
    <style:style style:name="T70" style:family="text">
      <style:text-properties officeooo:rsid="013c74b4"/>
    </style:style>
    <style:style style:name="T71" style:family="text">
      <style:text-properties officeooo:rsid="013e1bee"/>
    </style:style>
    <style:style style:name="T72" style:family="text">
      <style:text-properties officeooo:rsid="013f1300"/>
    </style:style>
    <style:style style:name="T73" style:family="text">
      <style:text-properties officeooo:rsid="0140ca9a"/>
    </style:style>
    <style:style style:name="T74" style:family="text">
      <style:text-properties officeooo:rsid="014187a2"/>
    </style:style>
    <style:style style:name="T75" style:family="text">
      <style:text-properties officeooo:rsid="01423a11"/>
    </style:style>
    <style:style style:name="T76" style:family="text">
      <style:text-properties officeooo:rsid="0142c096"/>
    </style:style>
    <style:style style:name="T77" style:family="text">
      <style:text-properties officeooo:rsid="0143aba5"/>
    </style:style>
    <style:style style:name="T78" style:family="text">
      <style:text-properties officeooo:rsid="0146b5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4"><text:line-break/>STARK-1KL, </text:span><text:span text:style-name="T45">4+ HÖ</text:span><text:span text:style-name="T46">,</text:span><text:span text:style-name="T45"> </text:span><text:span text:style-name="T44">Canapé-öppn</text:span><text:span text:style-name="T32"><text:line-break/><text:line-break/><text:line-break/></text:span><text:span text:style-name="T5">1KL:</text:span> <text:s/><text:span text:style-name="T37">16+. Rondkrav. Relä-metoder.</text:span></text:p>
      <text:p text:style-name="P4"><text:span text:style-name="T12"><text:line-break/></text:span><text:span text:style-name="T10">1RU:</text:span><text:span text:style-name="T15"> <text:s/></text:span><text:span text:style-name="T34">2+ru. </text:span><text:span text:style-name="T35">(12)13</text:span><text:span text:style-name="T34">-15.<text:line-break/> <text:s text:c="2"/></text:span><text:span text:style-name="T36">a) Balans-hand; även 5hö332</text:span><text:span text:style-name="T34">.<text:line-break/> <text:s text:c="2"/></text:span><text:span text:style-name="T36">b) 4+ruter obal, kan va canapé.</text:span><text:line-break/><text:span text:style-name="T13"><text:line-break/></text:span><text:span text:style-name="T10">1</text:span><text:span text:style-name="T6">HJ/1SP</text:span><text:span text:style-name="T10">:</text:span><text:span text:style-name="T15"> </text:span><text:span text:style-name="T38">9/10-15, 4+färg, ev Canapé.</text:span><text:span text:style-name="T15"> <text:line-break/></text:span><text:span text:style-name="T13"><text:line-break/></text:span><text:span text:style-name="T10">1NT:</text:span><text:span text:style-name="T15"> <text:s/></text:span><text:span text:style-name="T38">9/10-12, ej 4hö. Lovar ej bal.</text:span></text:p>
      <text:p text:style-name="P3"><text:span text:style-name="T12"><text:line-break/></text:span><text:span text:style-name="T7">2KL:</text:span><text:span text:style-name="T4"> </text:span><text:span text:style-name="T39">(12)13-15. <text:line-break/> <text:s text:c="2"/>a) 5hö 4+kl.<text:line-break/> <text:s text:c="2"/>b) 6+kl max 1 sidohåll.</text:span><text:span text:style-name="T4"><text:line-break/></text:span><text:span text:style-name="T12"><text:line-break/></text:span><text:span text:style-name="T5">2RU:</text:span> <text:span text:style-name="T39">Multi-variant:</text:span><text:span text:style-name="T34"><text:line-break/> <text:s text:c="2"/></text:span><text:span text:style-name="T40">a) 7/8-11. 5+hö.<text:line-break/> <text:s text:c="2"/>b) 12-15. 5hö o 5+ru.</text:span><text:span text:style-name="T2"><text:line-break/></text:span><text:span text:style-name="T12"><text:line-break/></text:span><text:span text:style-name="T8">2</text:span><text:span text:style-name="T9">HJ/2SP</text:span><text:span text:style-name="T8">:</text:span><text:span text:style-name="T2"> </text:span><text:span text:style-name="T40">9/10-12. 5hö 4+lå.</text:span></text:p>
      <text:p text:style-name="P2"><text:span text:style-name="T12"><text:line-break/></text:span><text:span text:style-name="T5">2NT:</text:span> <text:span text:style-name="T41">(12)13-15</text:span><text:span text:style-name="T34">. </text:span><text:span text:style-name="T42">Enfärgad 6+lå.<text:line-break/> <text:s text:c="2"/>Honnör/håll i minst 3 färger.</text:span></text:p>
      <text:p text:style-name="P2"><text:span text:style-name="T12"><text:line-break/></text:span><text:span text:style-name="T11">3N</text:span><text:span text:style-name="T5">T:</text:span> <text:span text:style-name="T43">6hö+5ru. Öppningshand.</text:span><text:span text:style-name="T16"><text:line-break/><text:line-break/></text:span><text:span text:style-name="T33">Många konventionella svarsbud.</text:span></text:p>
      <text:p text:style-name="P5"><text:span text:style-name="T27">___</text:span><text:span text:style-name="T29">_______________________________________</text:span><text:span text:style-name="T27"><text:line-break/><text:line-break/></text:span><text:span text:style-name="T30">Mot 1NT:</text:span><text:span text:style-name="T26"> </text:span><text:span text:style-name="T27">Konv.<text:line-break/></text:span><text:span text:style-name="T31"><text:line-break/></text:span><text:span text:style-name="T30">Utspel:</text:span><text:span text:style-name="T26"> <text:s/>10-12, <text:s/></text:span><text:span text:style-name="T28">2/4 gnm spelf</text:span><text:span text:style-name="T26">.</text:span></text:p>
      <text:p text:style-name="P6"><text:span text:style-name="T5">Markeringar:</text:span> Schneider, Malmö, <text:span text:style-name="T1">Lav.<text:line-break/><text:line-break/></text:span></text:p>
      <text:p text:style-name="P6"/>
      <text:p text:style-name="P6"/>
      <text:p text:style-name="P6"/>
      <text:p text:style-name="P6"/>
      <text:p text:style-name="P6"/>
      <text:p text:style-name="P15"><text:span text:style-name="T1"><text:line-break/></text:span><text:span text:style-name="T3">SVARSBUD</text:span><text:span text:style-name="T18">:</text:span></text:p>
      <text:p text:style-name="P14"/>
      <text:p text:style-name="P8">Ofta transfers <text:span text:style-name="T75">i störd budgivn</text:span>.</text:p>
      <text:p text:style-name="P9"><text:span text:style-name="T12"><text:line-break/></text:span>1KL-1RU = <text:span text:style-name="T66">Under UK, eller &lt;2 kontr.</text:span></text:p>
      <text:p text:style-name="P9">1KL-1HJ = UK, ej 4hj.</text:p>
      <text:p text:style-name="P6"><text:span text:style-name="T18">1KL-1SP = </text:span><text:span text:style-name="T19">UK, 4+hj, ej 4sp.</text:span></text:p>
      <text:p text:style-name="P10">1KL-1NT = UK, 6+hö.</text:p>
      <text:p text:style-name="P10">1KL-2KL = UK, minst 44 i hö.</text:p>
      <text:p text:style-name="P10">1KL-2RÖ = 0-<text:span text:style-name="T76">4 ca</text:span>, <text:span text:style-name="T77">transfer </text:span>6<text:span text:style-name="T51">+</text:span>hö.</text:p>
      <text:p text:style-name="P7"><text:span text:style-name="T17">1KL-2SP = UK, minst 55 i lå.<text:line-break/></text:span><text:span text:style-name="T20">1KL-2NT = UK, minst 64/46 i hö.<text:line-break/></text:span><text:span text:style-name="T21">1KL-3X <text:s/>= </text:span><text:span text:style-name="T22">UK, </text:span><text:span text:style-name="T24">t</text:span><text:span text:style-name="T21">ransfer 7+färg.</text:span></text:p>
      <text:p text:style-name="P12"><text:span text:style-name="T14"><text:line-break/></text:span>1RU-1HJ = Ej 4hj.</text:p>
      <text:p text:style-name="P10">1RU-1SP = 4+hj, ej 4sp.</text:p>
      <text:p text:style-name="P10">1RU-1NT = 44 i hö, <text:span text:style-name="T52">okrav</text:span>.</text:p>
      <text:p text:style-name="P10">1RU-2KL = Minst 44 i hö, invit+</text:p>
      <text:p text:style-name="P10">1RU-2<text:span text:style-name="T78">RÖ</text:span> = Minst 45/<text:span text:style-name="T78">54</text:span> i hö, <text:span text:style-name="T53">okrav</text:span>.</text:p>
      <text:p text:style-name="P6"><text:span text:style-name="T20">1RU-2NT = UK 8+, minst 64/46 i hö.</text:span></text:p>
      <text:p text:style-name="P12"><text:span text:style-name="T14"><text:line-break/></text:span>1HÖ-2KL = <text:span text:style-name="T54">Artif</text:span> krav, <text:span text:style-name="T55">invit+</text:span></text:p>
      <text:p text:style-name="P10">1HJ-2RU = 4+stöd, invit+</text:p>
      <text:p text:style-name="P10">1SP-2RU = 5+hj.</text:p>
      <text:p text:style-name="P10">1SP-2HJ = <text:span text:style-name="T56">6+</text:span>hj, invit.</text:p>
      <text:p text:style-name="P12"><text:span text:style-name="T14"><text:line-break/></text:span>1NT-2KL = <text:span text:style-name="T57">Artif </text:span>krav, invit+</text:p>
      <text:p text:style-name="P10">1NT-2RU = <text:span text:style-name="T58">Någon </text:span>5+hö.</text:p>
      <text:p text:style-name="P10">1NT-<text:span text:style-name="T59">2HÖ</text:span> = <text:span text:style-name="T59">6+hö</text:span>, invit.</text:p>
      <text:p text:style-name="P10">1NT-2NT = Lebensohl.</text:p>
      <text:p text:style-name="P10">1NT-3KL = <text:span text:style-name="T67">Pass/correct</text:span> i lå.</text:p>
      <text:p text:style-name="P12"><text:span text:style-name="T14"><text:line-break/></text:span>2KL-2RU = <text:span text:style-name="T61">Artif krav.</text:span></text:p>
      <text:p text:style-name="P11">2KL-2<text:span text:style-name="T68">HÖ = Nat okrav.</text:span></text:p>
      <text:p text:style-name="P12"><text:span text:style-name="T14"><text:line-break/></text:span>2RU-2HJ = <text:span text:style-name="T63">Artif okrav (Multi).</text:span></text:p>
      <text:p text:style-name="P10">2RU-2SP/3LÅ = Nat okrav.</text:p>
      <text:p text:style-name="P10">2RU-3HJ = Spärr, <text:span text:style-name="T64">anpis i båda hö.</text:span></text:p>
      <text:p text:style-name="P12"><text:span text:style-name="T14"><text:line-break/></text:span>2HJ-2SP = Nat okrav.</text:p>
      <text:p text:style-name="P10">2HÖ-2NT = <text:span text:style-name="T65">Artif </text:span>krav.</text:p>
      <text:p text:style-name="P10">2HÖ-3KL = Pass/correct i lå.</text:p>
      <text:p text:style-name="P10">2HJ-3RU = <text:span text:style-name="T71">Hj</text:span>-invit.</text:p>
      <text:p text:style-name="P10">2SP-3RU = Avlägg i hj, el <text:span text:style-name="T72">sp</text:span>-invit.<text:line-break/><text:span text:style-name="T73">2SP-3HJ = 6+hj, invit.</text:span></text:p>
      <text:p text:style-name="P12"><text:span text:style-name="T14"><text:line-break/></text:span>2NT-3KL = Pass/correct <text:span text:style-name="T69">i lå</text:span>.</text:p>
      <text:p text:style-name="P10">2NT-3RU = <text:span text:style-name="T74">Någon </text:span>5+hö.</text:p>
      <text:p text:style-name="P10">2NT-3HJ = Lå-fråga.</text:p>
      <text:p text:style-name="P10">2NT-3SP = Nat okrav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2-12-18T14:25:36.244000000</dc:date>
    <meta:editing-duration>PT9H5M12S</meta:editing-duration>
    <meta:editing-cycles>298</meta:editing-cycles>
    <meta:generator>LibreOffice/5.0.1.2$Windows_x86 LibreOffice_project/81898c9f5c0d43f3473ba111d7b351050be20261</meta:generator>
    <meta:print-date>2022-12-18T14:18:22.148000000</meta:print-date>
    <meta:document-statistic meta:table-count="0" meta:image-count="0" meta:object-count="0" meta:page-count="1" meta:paragraph-count="45" meta:word-count="286" meta:character-count="1677" meta:non-whitespace-character-count="1382"/>
  </office:meta>
</office:document-meta>
</file>